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a0228"/>
    </style:style>
    <style:style style:name="T2" style:family="text">
      <style:text-properties fo:font-weight="bold" officeooo:rsid="001a022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officeooo:rsid="001a0228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Devops Commands And Use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01:48.557020895</meta:creation-date>
    <dc:date>2019-03-15T19:03:29.945425517</dc:date>
    <meta:editing-duration>PT1M42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1"/>
    <meta:generator>LibreOffice/5.1.6.2$Linux_X86_64 LibreOffice_project/10m0$Build-2</meta:generator>
  </office:meta>
</office:document-meta>
</file>